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4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W" style:family="table-column">
      <style:table-column-properties style:column-width="0.8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1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2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.106cm" fo:margin-bottom="0.106cm" style:snap-to-layout-grid="false"/>
    </style:style>
    <style:style style:name="P14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16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17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212cm" fo:margin-bottom="0.212cm" style:snap-to-layout-grid="false"/>
    </style:style>
    <style:style style:name="P19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55cm" fo:margin-bottom="0cm" fo:text-align="justify" style:justify-single-word="false"/>
    </style:style>
    <style:style style:name="P24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5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P26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7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106cm" fo:margin-bottom="0.106cm" fo:text-align="justify" style:justify-single-word="false" style:snap-to-layout-grid="false"/>
      <style:text-properties fo:color="#000000" style:font-name="Arial" fo:font-size="9pt" style:font-size-asian="9pt" style:font-name-complex="Arial" style:font-size-complex="9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W"/>
        <table:table-row table:style-name="Tabla1.1">
          <table:table-cell table:style-name="Tabla1.A1" table:number-columns-spanned="12" office:value-type="string">
            <text:h text:style-name="P26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7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8"/>
          </table:table-cell>
          <table:table-cell table:style-name="Tabla1.B2" table:number-columns-spanned="16" office:value-type="string">
            <text:p text:style-name="P1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4"/>
          </table:table-cell>
          <table:table-cell table:style-name="Tabla1.B2" table:number-columns-spanned="16" office:value-type="string">
            <text:p text:style-name="P5"><text:span text:style-name="T1">MANDAMIENTO BAJO RESPONSABILIDAD DE PARTE ACTORA </text:span><text:span text:style-name="T8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9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10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3"><text:span text:style-name="T3">CIVIL Y COMERCIAL Nº <text:s/></text:span><text:span text:style-name="T8">$n_juzgado</text:span><text:span text:style-name="T3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<text:span text:style-name="T2">MANDAMIENTO BAJO RESPONSABILIDAD DE PARTE ACTORA </text:span><text:span text:style-name="T8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6"><text:span text:style-name="T8">$nombre_empresa</text:span><text:span text:style-name="T2"> C/ </text:span><text:bookmark text:name="cliente1"/><text:span text:style-name="T8">$nombreCliente</text:span><text:span text:style-name="T2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11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2">En</text:p>
          </table:table-cell>
          <table:covered-table-cell/>
          <table:table-cell table:style-name="Tabla1.B2" table:number-columns-spanned="3" office:value-type="string">
            <text:p text:style-name="P10"><text:s text:c="6"/>Fs</text:p>
          </table:table-cell>
          <table:covered-table-cell/>
          <table:covered-table-cell/>
          <table:table-cell table:style-name="Tabla1.B2" table:number-columns-spanned="9" office:value-type="string">
            <text:p text:style-name="P28">$textoLibre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0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18"><text:span text:style-name="T5">CARÁCTER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5">URGENTE</text:p>
          </table:table-cell>
          <table:covered-table-cell/>
          <table:table-cell table:style-name="Tabla1.B2" office:value-type="string">
            <text:p text:style-name="P16"/>
          </table:table-cell>
          <table:table-cell table:style-name="Tabla1.D11" table:number-columns-spanned="3" office:value-type="string">
            <text:p text:style-name="P16">No</text:p>
          </table:table-cell>
          <table:covered-table-cell/>
          <table:covered-table-cell/>
          <table:table-cell table:style-name="Tabla1.G11" office:value-type="string">
            <text:p text:style-name="P16"/>
          </table:table-cell>
          <table:table-cell table:style-name="Tabla1.B2" table:number-columns-spanned="12" office:value-type="string">
            <text:p text:style-name="P17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16"/>
          </table:table-cell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office:value-type="string">
            <text:p text:style-name="P16"/>
          </table:table-cell>
        </table:table-row>
        <table:table-row table:style-name="Tabla1.10">
          <table:table-cell table:style-name="Tabla1.B2" table:number-columns-spanned="23" office:value-type="string">
            <text:p text:style-name="P18"><text:span text:style-name="T5">TIPO DE DOMICILIO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9">Denunciado</text:p>
          </table:table-cell>
          <table:covered-table-cell/>
          <table:table-cell table:style-name="Tabla1.D11" table:number-columns-spanned="3" office:value-type="string">
            <text:p text:style-name="P16">Si</text:p>
          </table:table-cell>
          <table:covered-table-cell/>
          <table:covered-table-cell/>
          <table:table-cell table:style-name="Tabla1.G11" table:number-columns-spanned="8" office:value-type="string">
            <text:p text:style-name="P21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table:number-columns-spanned="6" office:value-type="string">
            <text:p text:style-name="P21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6">Si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18"><text:span text:style-name="T5">FACULTADES Y ATRIBUCIONES:</text:span><text:span text:style-name="T2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19">Allanamiento:</text:p>
          </table:table-cell>
          <table:covered-table-cell/>
          <table:table-cell table:style-name="Tabla1.D11" table:number-columns-spanned="3" office:value-type="string">
            <text:p text:style-name="P16">No</text:p>
          </table:table-cell>
          <table:covered-table-cell/>
          <table:covered-table-cell/>
          <table:table-cell table:style-name="Tabla1.G11" table:number-columns-spanned="16" office:value-type="string">
            <text:p text:style-name="P19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6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8" office:value-type="string">
            <text:p text:style-name="P21">Con auxilio de la fuerza 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16">No</text:p>
          </table:table-cell>
          <table:covered-table-cell/>
          <table:table-cell table:style-name="Tabla1.K17" table:number-columns-spanned="11" office:value-type="string">
            <text:p text:style-name="P21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16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20">Denunciar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table:number-columns-spanned="8" office:value-type="string">
            <text:p text:style-name="P22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table:number-columns-spanned="3" office:value-type="string">
            <text:p text:style-name="P21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16">No<text:soft-page-break/></text:p>
          </table:table-cell>
          <table:covered-table-cell/>
        </table:table-row>
      </table:table>
      <text:p text:style-name="P7"><text:span text:style-name="T2">El Oficial de Justicia de la zona que corresponda, se constituirá, para la ejecución del presente y procederá a intimar el pago, <text:s/>en el domicilio de </text:span><text:bookmark text:name="cliente2"/><text:span text:style-name="T8">$nombreCliente</text:span><text:span text:style-name="T2"> sito en </text:span><text:bookmark text:name="Domicilio"/><text:span text:style-name="T8">$calle_cliente $numero_domicilio_cliente $piso_domicilio_cliente $depto_domicilio_cliente, $localidad_domicilio_cliente</text:span><text:span text:style-name="T6">, </text:span><text:span text:style-name="T2">Provincia de</text:span><text:span text:style-name="T8"> Buenos Aires</text:span><text:span text:style-name="T2">.-</text:span></text:p>
      <text:p text:style-name="P23"><text:span text:style-name="T2">Los autos que lo ordenan dicen en lo pertinente: </text:span><text:span text:style-name="T8">$textoLibre_3</text:span></text:p>
      <text:p text:style-name="P24"/>
      <text:p text:style-name="P3">Facultades del Oficial de Justicia: Se constituirá en el domicilio del demandado para que este de y pague la suma anteriormente transcripta.-------------------------</text:p>
      <text:p text:style-name="P3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3"><text:span text:style-name="T7"/></text:p>
      <text:p text:style-name="P3"/>
      <text:p text:style-name="P3">En la ciudad de La Plata, a los <text:s text:c="6"/>días del mes de <text:s text:c="21"/>del año 20 <text:s text:c="2"/>.-<text:line-break/>Pase para su diligenciamiento a la Oficina de Mandamientos y Notificaciones correspondiente </text:p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11">Firma y sello</text:p>
          </table:table-cell>
        </table:table-row>
        <table:table-row table:style-name="Tabla2.2">
          <table:table-cell table:style-name="Tabla2.A1" office:value-type="string">
            <text:p text:style-name="P2"/>
          </table:table-cell>
          <table:table-cell table:style-name="Tabla2.B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</dc:title>
    <meta:initial-creator>silvia</meta:initial-creator>
    <meta:creation-date>2012-08-15T18:09:00</meta:creation-date>
    <dc:date>2013-05-07T09:54:58.61</dc:date>
    <meta:editing-cycles>5</meta:editing-cycles>
    <meta:editing-duration>PT4M57S</meta:editing-duration>
    <meta:generator>OpenOffice.org/3.4.1$Win32 OpenOffice.org_project/341m1$Build-9593</meta:generator>
    <meta:document-statistic meta:table-count="2" meta:image-count="0" meta:object-count="0" meta:page-count="2" meta:paragraph-count="53" meta:word-count="296" meta:character-count="1963"/>
  </office:meta>
</office:document-meta>
</file>